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that would otherwise need be expended in time of hunger. <text:s/>LSD would also do the same. <text:s/>I suspect DMT but not LSD also bolsters bodily efficiency by some other mechanism,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1T14:50:01.216000000</dc:date>
    <meta:editing-duration>PT1H11M39S</meta:editing-duration>
    <meta:editing-cycles>70</meta:editing-cycles>
    <meta:generator>LibreOffice/7.2.1.2$Windows_X86_64 LibreOffice_project/87b77fad49947c1441b67c559c339af8f3517e22</meta:generator>
    <meta:document-statistic meta:table-count="0" meta:image-count="0" meta:object-count="0" meta:page-count="205" meta:paragraph-count="2527" meta:word-count="135768" meta:character-count="754291" meta:non-whitespace-character-count="611897"/>
  </office:meta>
</office:document-meta>
</file>